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5"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Script</text:p>
      <text:p text:style-name="P2"/>
      <text:p text:style-name="P2">//Usain stands in the training yard pondering Aarit's latest riddle.</text:p>
      <text:p text:style-name="P2"/>
      <text:p text:style-name="P1"><text:span text:style-name="T1">Usain: </text:span><text:span text:style-name="T2">sigh</text:span><text:span text:style-name="T1"> I don't know about this one. Nothing makes sense. I thought riddles were supposed to have good answer that made all the pieces come together. But this one...</text:span></text:p>
      <text:p text:style-name="P2"/>
      <text:p text:style-name="P2">//Imhotep stumbles onto the training yard, followed by the indignant cries of scullery maids from within the building.</text:p>
      <text:p text:style-name="P2"/>
      <text:p text:style-name="P2">Imhotep: Now, now ladies, that last one was wholly uncalled for. You shouldn't be throwing the pans about like javelins! Oh, hi Usain!</text:p>
      <text:p text:style-name="P2"/>
      <text:p text:style-name="P2">Usain: What did you do?</text:p>
      <text:p text:style-name="P2"/>
      <text:p text:style-name="P2">Imhotep: Me? Nothing. Nothing at all. Just um... just helping the maids a bit with the meal prep. They have so much work to do, you know? I figured they would be glad for an extra pair of hands.</text:p>
      <text:p text:style-name="P2"/>
      <text:p text:style-name="P2">Usain: I take it they didn't.</text:p>
      <text:p text:style-name="P2"/>
      <text:p text:style-name="P2">Imhotep: Apparently not. This will be the last time I shall be gracing the poor wenches with my gratuitous aid.</text:p>
      <text:p text:style-name="P2"/>
      <text:p text:style-name="P2">Usain: And the last time you help yourself the master's meal?</text:p>
      <text:p text:style-name="P2"/>
      <text:p text:style-name="P2">Imhotep: Hey now, I never said I wouldn't try to hijack them on the way to his room. Anyways, what's new with you? You look like a pig with no mud in his sty.</text:p>
      <text:p text:style-name="P2"/>
      <text:p text:style-name="P2">Usain: Aarit gave me another riddle after training.</text:p>
      <text:p text:style-name="P2"/>
      <text:p text:style-name="P2">Imhotep: Another one? What's this the fifth one this week?</text:p>
      <text:p text:style-name="P2"/>
      <text:p text:style-name="P2">Usain: Seventh.</text:p>
      <text:p text:style-name="P2"/>
      <text:p text:style-name="P2">Imhotep: Ouch. Well let's hear it, then.</text:p>
      <text:p text:style-name="P2"/>
      <text:p text:style-name="P2">Usain: I supposed to figure it out on my own, Imhotep. Last time Aarit found out I asked you and the others he had me washing everyone's cloths with the maids for a week.</text:p>
      <text:p text:style-name="P2"/>
      <text:p text:style-name="P2">Imhotep: Well, don't get caught this time.</text:p>
      <text:p text:style-name="P2"/>
      <text:p text:style-name="P2">Usain: Really? Gee, what a brilliant idea! Why didn't I think of that?</text:p>
      <text:p text:style-name="P2"/>
      <text:p text:style-name="P2">Imhotep: Because I'm smarter than you.</text:p>
      <text:p text:style-name="P2"/>
      <text:p text:style-name="P2">Usain: ….</text:p>
      <text:p text:style-name="P2"><text:soft-page-break/>Imhotep: C'mon! Let's hear it! If Aarit finds out you asked me just tell him I wrestled it out of you.</text:p>
      <text:p text:style-name="P2"/>
      <text:p text:style-name="P2">Usain: ...fine. At least I'll company for the washing this time. Here it is: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Imhotep: Usain, I hate to break it to you buddy but, uh, that isn't a riddle.</text:p>
      <text:p text:style-name="P2"/>
      <text:p text:style-name="P2">Usain: What?</text:p>
      <text:p text:style-name="P2"/>
      <text:p text:style-name="P2">Imhotep: Riddles have to rhyme. That doesn't rhyme, so it isn't a riddle.</text:p>
      <text:p text:style-name="P2"/>
      <text:p text:style-name="P2">Usain: I think you're missing the bigger point here.</text:p>
      <text:p text:style-name="P2"/>
      <text:p text:style-name="P2">Imhotep: Maybe, but at least I know what a riddle is.</text:p>
      <text:p text:style-name="P2"/>
      <text:p text:style-name="P2">Usain: That's not...whatever. Anyways, which would you choose?</text:p>
      <text:p text:style-name="P2"/>
      <text:p text:style-name="P2">Imhotep: On where to send the brigands? To the farm. Only the farmer dies then. Which would you choose?</text:p>
      <text:p text:style-name="P2"/>
      <text:p text:style-name="P3">******************************************************</text:p>
      <text:p text:style-name="P3">Case 1.1 – First Path</text:p>
      <text:p text:style-name="P3">Disagree with Imhotep</text:p>
      <text:p text:style-name="P2"/>
      <text:p text:style-name="P2">Usain: I would send them to the town.</text:p>
      <text:p text:style-name="P2"/>
      <text:p text:style-name="P2">Imhotep: What? Why?</text:p>
      <text:p text:style-name="P2"/>
      <text:p text:style-name="P2">Usain: The townsfolk should be able to kill a few of the bandits. That will make it easier for the whoever comes later to wipe the horde of brigands out.</text:p>
      <text:p text:style-name="P2"/>
      <text:p text:style-name="P2">Imhotep: Really?</text:p>
      <text:p text:style-name="P2"/>
      <text:p text:style-name="P2">Usain: Yeah, what's the farmer going to do? Besides die? Nothing is gained if you send the bandits that way.</text:p>
      <text:p text:style-name="P2"/>
      <text:p text:style-name="P2">Imhotep: How about you gain the lives of everyone in the town who doesn't die?</text:p>
      <text:p text:style-name="P2"/>
      <text:p text:style-name="P2">Usain: There is no honor in a quiet death.</text:p>
      <text:p text:style-name="P2"/>
      <text:p text:style-name="P2">Imhotep: Seriously? Usain, peoples' lives matter. It's not just about how to stop the bandits. You have to consider the people who you are hurting! I swear, you Dahn are too cold a people to come from a desert.</text:p>
      <text:p text:style-name="P2"><text:soft-page-break/></text:p>
      <text:p text:style-name="P2">Usain: Hey, your half-Dahn. Even your name is Dahn.</text:p>
      <text:p text:style-name="P2"/>
      <text:p text:style-name="P2">Imhotep: I was raised Wessan, and I like their ways better. The Dahn are too harsh for me. I just don't like them, or the way they think.</text:p>
      <text:p text:style-name="P2"/>
      <text:p text:style-name="P2">Usain: But we get a along.</text:p>
      <text:p text:style-name="P2"/>
      <text:p text:style-name="P2">Imhotep: Yeah, because you don't act like a Dahn. Not usually at least. Even after you say stupid stuff like this, there's still compassion in your actions. Remember last week when the emir's son was getting smacked around during his dueling practice? </text:p>
      <text:p text:style-name="P2"/>
      <text:p text:style-name="P2">Usain: Yes, I do...</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not having a good day you do these little acts of kindness to help them feel better.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 maybe.</text:p>
      <text:p text:style-name="P2"/>
      <text:p text:style-name="P2">Imhotep: It's okay buddy. It's a really tricky riddle-thing. We'll figure it out.</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text:p>
      <text:p text:style-name="P2"/>
      <text:p text:style-name="P2">Usain: What?</text:p>
      <text:p text:style-name="P2"><text:soft-page-break/></text:p>
      <text:p text:style-name="P2">Imhotep: I still feel bad about it.</text:p>
      <text:p text:style-name="P2"/>
      <text:p text:style-name="P2">Usain: Why? We sacrifice the farmer for the town, and avert the larger crisis. </text:p>
      <text:p text:style-name="P2"/>
      <text:p text:style-name="P2">Imhotep: We're still condemning a man to death though.</text:p>
      <text:p text:style-name="P2"/>
      <text:p text:style-name="P2">Usain: People die, if society is better off for it, it's a good thing.</text:p>
      <text:p text:style-name="P2"/>
      <text:p text:style-name="P2">Imhotep: Do you really believe that? I know the Dahn are about what's good for the group as a whole, but personally, wouldn't it bother you? </text:p>
      <text:p text:style-name="P2"/>
      <text:p text:style-name="P2">Usain: “What's good for the people is good for the person.”</text:p>
      <text:p text:style-name="P2"/>
      <text:p text:style-name="P2">Imhotep: You're just quoting Dahninc proverbs.</text:p>
      <text:p text:style-name="P2"/>
      <text:p text:style-name="P2">Usain: That's what I would be telling myself as I direct the bandits to the farm.</text:p>
      <text:p text:style-name="P2"/>
      <text:p text:style-name="P2">Imhotep: Really?</text:p>
      <text:p text:style-name="P2"/>
      <text:p text:style-name="P2">Usain: Yes. I mean, I would feel bad that someone is dying because of my choice, but what am I supposed to do? You said you would make this choice too.</text:p>
      <text:p text:style-name="P2"/>
      <text:p text:style-name="P2">Imhotep: I know, I know. I just don't like it either way. I don't like the idea of arbitrarily condemning a man I don't know to death. Every reason I tell myself makes the decision sound so cold. Hearing you say it out loud just made it worse. The Dahn just make life sound so trivial.</text:p>
      <text:p text:style-name="P2"/>
      <text:p text:style-name="P2">Usain: You're half Dahn, Imhotep. How can you spurn your own heritage?</text:p>
      <text:p text:style-name="P2"/>
      <text:p text:style-name="P2">Imhotep: By blood maybe, but I was raised Wessan. All life matters to Wessans.</text:p>
      <text:p text:style-name="P2"/>
      <text:p text:style-name="P2">Usain: Life matters to the Dahn too.</text:p>
      <text:p text:style-name="P2"/>
      <text:p text:style-name="P2">Imhotep: Most life matters, not all life. There's a difference.</text:p>
      <text:p text:style-name="P2"/>
      <text:p text:style-name="P2">Usain: I know that, but...</text:p>
      <text:p text:style-name="P2"/>
      <text:p text:style-name="P2">Imhotep: But what?</text:p>
      <text:p text:style-name="P2"/>
      <text:p text:style-name="P2">Usain: If you look at it like that, that all lives matter, you're going to agonize over every decision. We're warriors. How are we supposed to do go out and do battle if we worry about every life we take?</text:p>
      <text:p text:style-name="P2"/>
      <text:p text:style-name="P2">Imhotep: I...I don't know. This one is tricky.</text:p>
      <text:p text:style-name="P2"/>
      <text:p text:style-name="P2">//Enter Tahara</text:p>
      <text:p text:style-name="P2"><text:soft-page-break/></text:p>
      <text:p text:style-name="P3">******************************************************</text:p>
      <text:p text:style-name="P3">Case 2.0</text:p>
      <text:p text:style-name="P3"/>
      <text:p text:style-name="P2">Tehara: Hey guys! What's going on? You both look like you just sucked venom out of a snake.</text:p>
      <text:p text:style-name="P2"/>
      <text:p text:style-name="P2">Usain: Oh, hi Hari.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Gee Hari, no wonder I always feel safer with you around.</text:p>
      <text:p text:style-name="P2"/>
      <text:p text:style-name="P2">Tehara: You should, I've seen you train.</text:p>
      <text:p text:style-name="P2"/>
      <text:p text:style-name="P2">Imhotep: I swear, if Aarit wasn't vouching for you, I would kick you out of the keep so fast you would think you were flying.</text:p>
      <text:p text:style-name="P2"/>
      <text:p text:style-name="P2">Tehara: Try me, punk.</text:p>
      <text:p text:style-name="P2"/>
      <text:p text:style-name="P2">Usain: Guys! Guys! What's Aarit gonna say if he hears we're fighting again? </text:p>
      <text:p text:style-name="P2"/>
      <text:p text:style-name="P2">Imhotep: He's not my teacher.</text:p>
      <text:p text:style-name="P2"/>
      <text:p text:style-name="P2">Usain: Maybe not, but he still let's you attend my practice sessions. Do you really want to lose that?</text:p>
      <text:p text:style-name="P2"/>
      <text:p text:style-name="P2">Imhotep: No...</text:p>
      <text:p text:style-name="P2"/>
      <text:p text:style-name="P2">Tehara: Ha!</text:p>
      <text:p text:style-name="P2"/>
      <text:p text:style-name="P2">Usain: Hari, the only reason anyone puts up with your antics is because Aarit likes you.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Usain: Tehara...</text:p>
      <text:p text:style-name="P2"/>
      <text:p text:style-name="P2">Tehara: Okay, okay. Geez, learn to take a joke. Anyways, what's going on?</text:p>
      <text:p text:style-name="P2"/>
      <text:p text:style-name="P2">Imhotep: Aarit just gave Usain another brain teaser.</text:p>
      <text:p text:style-name="P2"/>
      <text:p text:style-name="P2">Tehara: Oh. Bye.</text:p>
      <text:p text:style-name="P2"/>
      <text:p text:style-name="P2">Usain: Wait! Hari! C'mon!</text:p>
      <text:p text:style-name="P2"><text:soft-page-break/></text:p>
      <text:p text:style-name="P2">Tehara: No! The last time we tried to figure out one of these it took all day! And we were still wrong!</text:p>
      <text:p text:style-name="P2"/>
      <text:p text:style-name="P2">Imhotep: Heh, and you call me stupid.</text:p>
      <text:p text:style-name="P2"/>
      <text:p text:style-name="P2">Usain: Knock it off, Imhotep. We aren't getting close to an answer.</text:p>
      <text:p text:style-name="P2"/>
      <text:p text:style-name="P2">Tehara: Sun and sands...</text:p>
      <text:p text:style-name="P2"/>
      <text:p text:style-name="P2">Usain: Maybe she can help. Hari, please?</text:p>
      <text:p text:style-name="P2"/>
      <text:p text:style-name="P2">Tehara: \sigh\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That's what I said!</text:p>
      <text:p text:style-name="P2"/>
      <text:p text:style-name="P2">Usain: Wha..? But...Oh whatever. What's your choice?</text:p>
      <text:p text:style-name="P2"/>
      <text:p text:style-name="P2">Tehara: Who's at the farm?</text:p>
      <text:p text:style-name="P2"/>
      <text:p text:style-name="P2">Usain: You don't know.</text:p>
      <text:p text:style-name="P2"/>
      <text:p text:style-name="P2">Tehara: Who's in the town?</text:p>
      <text:p text:style-name="P2"/>
      <text:p text:style-name="P2">Usain: You don't know that either.</text:p>
      <text:p text:style-name="P2"/>
      <text:p text:style-name="P2">Tehara: Then why do I care?</text:p>
      <text:p text:style-name="P2"/>
      <text:p text:style-name="P2">Imhotep: Because you don't want anyone to die?</text:p>
      <text:p text:style-name="P2"/>
      <text:p text:style-name="P2">Tehara: Why? I'm more concerned about how I get get robbed.</text:p>
      <text:p text:style-name="P2"/>
      <text:p text:style-name="P2">Usain: Tehara, you have to choose one.</text:p>
      <text:p text:style-name="P2"/>
      <text:p text:style-name="P2">Tehara: Pfft, no I don't.</text:p>
      <text:p text:style-name="P2"><text:soft-page-break/></text:p>
      <text:p text:style-name="P2">Imhotep: What they kill you if you don't pick?</text:p>
      <text:p text:style-name="P2"/>
      <text:p text:style-name="P2">Tehara: Then I just pick a random direction. Either or. Doesn't matter...What?</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why should it matter?</text:p>
      <text:p text:style-name="P2"/>
      <text:p text:style-name="P2">Imhotep: You're the one getting them killed!</text:p>
      <text:p text:style-name="P2"/>
      <text:p text:style-name="P2">Tehara: No I'm not. The bandits are the ones killing. I just point them in a direction. To save my own life, I might add.</text:p>
      <text:p text:style-name="P2"/>
      <text:p text:style-name="P2">Imhotep: That's horrible Hari.</text:p>
      <text:p text:style-name="P2"/>
      <text:p text:style-name="P2">Tehara: People die every day. I don't see you crying over them.</text:p>
      <text:p text:style-name="P2"/>
      <text:p text:style-name="P2">Imhotep: That's different. I'm not involved if some tribesman from the plains dies from getting kicked in the head by his own horse.</text:p>
      <text:p text:style-name="P2"/>
      <text:p text:style-name="P2">Tehara: And I'm not involved with whoever the bandits kill. </text:p>
      <text:p text:style-name="P2"/>
      <text:p text:style-name="P2">Usain: That's not the same thing at all.</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Wessans, and a fire elf lives at the farm, I'll send the bandits to the town. Saving the life of another fire elf matters more to me than a village full of strangers.</text:p>
      <text:p text:style-name="P2"/>
      <text:p text:style-name="P2">Imhotep: No way is the life of one fire elf worth more than the lives of whole town!</text:p>
      <text:p text:style-name="P2"/>
      <text:p text:style-name="P2">Tehara: To me it is. There aren't a whole lot of elves around anymore, much less fire elves. And no one likes us much anyways. We need to look out for our own.</text:p>
      <text:p text:style-name="P2"/>
      <text:p text:style-name="P2">Usain: What if it was a town of Wessans and a Dahn farmer?</text:p>
      <text:p text:style-name="P2"/>
      <text:p text:style-name="P2">Tehara: Trickier, but I think I would still send them to the town.</text:p>
      <text:p text:style-name="P2"><text:soft-page-break/></text:p>
      <text:p text:style-name="P2">Imhotep: You got something against Wessans all of a sudden? </text:p>
      <text:p text:style-name="P2"/>
      <text:p text:style-name="P2">Tehara: Imhotep, Fire elves are half Dahn. Sure, most Dahn hate us, but their sorta like family.</text:p>
      <text:p text:style-name="P2"/>
      <text:p text:style-name="P2">Imhotep: And that's enough reason to send women and children to their deaths?</text:p>
      <text:p text:style-name="P2"/>
      <text:p text:style-name="P2">Tehara: So long as I don't know them personally, yeah. </text:p>
      <text:p text:style-name="P2"/>
      <text:p text:style-name="P3">******************************************************</text:p>
      <text:p text:style-name="P3">Case 2.1 – First Path</text:p>
      <text:p text:style-name="P3">Agreed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See? Aarit is half reason we might have a chance in a war against Rae. Is the town worth putting everything everyone here has worked on for the past year at risk? Would the freedom of everyone in Toma, our city, be worth less than the lives of a some women and children?</text:p>
      <text:p text:style-name="P2"/>
      <text:p text:style-name="P2">Imhotep: Some? You make it sound like there's hardly anyone in the town!</text:p>
      <text:p text:style-name="P2"/>
      <text:p text:style-name="P2">Usain: Compared to Toma, there aren't a lot of people in that town.</text:p>
      <text:p text:style-name="P2"/>
      <text:p text:style-name="P2">Imhotep: Well yeah, but...</text:p>
      <text:p text:style-name="P2"/>
      <text:p text:style-name="P2">Tehara: Just admit it. He got you.</text:p>
      <text:p text:style-name="P2"/>
      <text:p text:style-name="P2">Imhotep: No, no he hasn't. This is Aarit we are talking about. He could probably fight off a whole bandit gang by himself.</text:p>
      <text:p text:style-name="P2"/>
      <text:p text:style-name="P2">Tehara: Wow. You trying to grab the moon with how far you're reaching? He's good, but one old man against enough brigands to wipe out a town? No way.</text:p>
      <text:p text:style-name="P2"><text:soft-page-break/></text:p>
      <text:p text:style-name="P2">Imhotep: Usain, wasn't that your first mission with him? You raided some bandits that had been threatening villages?</text:p>
      <text:p text:style-name="P2"/>
      <text:p text:style-name="P2">Usain: If by “raid” you mean “sneaked into their cave and stole a map only for me to screw up and get caught forcing Aarit and I to run and hide for the next two weeks”, then yeah, we raided those bandits. We raided them good.</text:p>
      <text:p text:style-name="P2"/>
      <text:p text:style-name="P2">Tehara: Really? I had heard it told much more...dramatically than that.</text:p>
      <text:p text:style-name="P2"/>
      <text:p text:style-name="P2">Usain: The story has been greatly exaggerated since last I lived it. The point being, when faced with twenty armed thugs Aarit himself ran, even with me there with him.</text:p>
      <text:p text:style-name="P2"/>
      <text:p text:style-name="P2">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Tehara: Ooo! Ooo! My turn! Why?</text:p>
      <text:p text:style-name="P2"/>
      <text:p text:style-name="P2">Imhotep: Because there are more people there than at the farm, because we shouldn't show favoritism to people we know if more people get killed, because sacrificing children for ANY cause is abhorrent!</text:p>
      <text:p text:style-name="P2"/>
      <text:p text:style-name="P2">Usain: But you said that we should sacrifice the few to save the many?</text:p>
      <text:p text:style-name="P2"/>
      <text:p text:style-name="P2">Imhotep: I know what I said! I just can't do it!</text:p>
      <text:p text:style-name="P2"/>
      <text:p text:style-name="P2">Tehara: Haha! Looks like I win this argument. I am both brilliant and beautiful!</text:p>
      <text:p text:style-name="P2"/>
      <text:p text:style-name="P2">Usain: Hari, this is why no one likes fire elves.</text:p>
      <text:p text:style-name="P2"/>
      <text:p text:style-name="P2">//enter Vadim</text:p>
      <text:p text:style-name="P2"/>
      <text:p text:style-name="P3">******************************************************</text:p>
      <text:p text:style-name="P3">Case 2.1 – First Path</text:p>
      <text:p text:style-name="P3">Disagreed with Imhotep</text:p>
      <text:p text:style-name="P3">Agree with Tehara</text:p>
      <text:p text:style-name="P3"/>
      <text:p text:style-name="P2">Usain: I'm kinda on her side here.</text:p>
      <text:p text:style-name="P2"/>
      <text:p text:style-name="P2">Imhotep: What!?</text:p>
      <text:p text:style-name="P2"/>
      <text:p text:style-name="P2">Usain: If both the town and the farmer are strangers you can play the numbers game. Send the bandits to the farm or town because you think saves more lives, right?. If you know who <text:soft-page-break/>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is half reason anyone is willing to help us in a war against Rae. Rae will kill more people if left unchecked than the bandits ever could. Would the lives of everyone in Toma, our city, be worth less than the lives of a some women and children in a backwater village?</text:p>
      <text:p text:style-name="P2"/>
      <text:p text:style-name="P2">Imhotep: Some? You make it sound like there's hardly anyone there!</text:p>
      <text:p text:style-name="P2"/>
      <text:p text:style-name="P2">Usain: Compared to Toma, there aren't a lot of people there.</text:p>
      <text:p text:style-name="P2"/>
      <text:p text:style-name="P2">Imhotep: Well yeah, but...</text:p>
      <text:p text:style-name="P2"/>
      <text:p text:style-name="P2">Tehara: Just admit it. He got you.</text:p>
      <text:p text:style-name="P2"/>
      <text:p text:style-name="P2">Imhotep: No, no he hasn't. This is Aarit we are talking about. He could probably fight off a whole bandit gang by himself.</text:p>
      <text:p text:style-name="P2"/>
      <text:p text:style-name="P2">Tehara: Wow. You trying to grab the sun with how far you're reaching? He's good, but one old man against enough brigands to wipe out a town? No way.</text:p>
      <text:p text:style-name="P2"/>
      <text:p text:style-name="P2">Imhotep: Usain, wasn't that your first mission with him? You raided some bandits that had be threatening villages?</text:p>
      <text:p text:style-name="P2"/>
      <text:p text:style-name="P2">Usain: If by “raid” you mean “sneaked into their cave and stole a map only for me to screw up and get caught forcing Aarit and I to run and hide for the next two weeks”, then yeah, we raid ed those bandits good.</text:p>
      <text:p text:style-name="P2"/>
      <text:p text:style-name="P2">Tehara: Really? I had heard it told much more...dramatically than that.</text:p>
      <text:p text:style-name="P2"/>
      <text:p text:style-name="P2">Usain: The story has been greatly exaggerated since last I lived it. The point being, when faced with twenty armed thugs Aarit himself ran, even with me there with him.</text:p>
      <text:p text:style-name="P2"/>
      <text:p text:style-name="P2">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Usain: That goes against your first argument.</text:p>
      <text:p text:style-name="P2"><text:soft-page-break/></text:p>
      <text:p text:style-name="P2">Imhotep: I know it does. It's just that...can't you see that...</text:p>
      <text:p text:style-name="P2"/>
      <text:p text:style-name="P2">Usain: That what, Imhotep?</text:p>
      <text:p text:style-name="P2"/>
      <text:p text:style-name="P2">Imhotep: That you shouldn't sacrifice children for the greater good! Geez! What is it with you Dahn and your disregard for the lives of the weak?</text:p>
      <text:p text:style-name="P2"/>
      <text:p text:style-name="P2">Usain: If they can't survive on their own they will only weaken the group. The strongest must survive. </text:p>
      <text:p text:style-name="P2"/>
      <text:p text:style-name="P2">Imhotep: That's so gross.</text:p>
      <text:p text:style-name="P2"/>
      <text:p text:style-name="P2">Tehara: Hey Usain! Imhotep is too weak make the right choice. You know what that means, right?</text:p>
      <text:p text:style-name="P2"/>
      <text:p text:style-name="P2">Usain: Hari, you are why no one likes fire elves.</text:p>
      <text:p text:style-name="P2"/>
      <text:p text:style-name="P2">//enter Vadim</text:p>
      <text:p text:style-name="P2"/>
      <text:p text:style-name="P3">******************************************************</text:p>
      <text:p text:style-name="P3">Case 2.2 – First Path</text:p>
      <text:p text:style-name="P3">Agreed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against someone you hated, but needed?</text:p>
      <text:p text:style-name="P2"/>
      <text:p text:style-name="P2">Tehara: I'm not following.</text:p>
      <text:p text:style-name="P2"><text:soft-page-break/></text:p>
      <text:p text:style-name="P2">Usain: Okay, you don't like the emir, Miranus, right?</text:p>
      <text:p text:style-name="P2"/>
      <text:p text:style-name="P2">Tehara: Of course not. He's a weaselly Wessan who talks better than he fights. Sure he's rich and rules over a few towns, but he's a gross person. I feel like I need a bath after being in the same room as him.</text:p>
      <text:p text:style-name="P2"/>
      <text:p text:style-name="P2">Usain: But he is financing us.</text:p>
      <text:p text:style-name="P2"/>
      <text:p text:style-name="P2">Tehara: So what?</text:p>
      <text:p text:style-name="P2"/>
      <text:p text:style-name="P2">Imhotep: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o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text:soft-page-break/></text:p>
      <text:p text:style-name="P2">Imhotep: How can you say that?</text:p>
      <text:p text:style-name="P2"/>
      <text:p text:style-name="P2">Tehara: First of all, I say it to spite you two vipers. Second of all, I hate Miranus. Third of all, Toma is your city, not mine. Fourth, and most Importantly, HE'S MY DAMN FATHER!</text:p>
      <text:p text:style-name="P2"/>
      <text:p text:style-name="P2">Usain: So you don't care for Toma, fine, I'm not too tied to it either. Rae wants to control all of southern Wessa. That means annihilating the elven cities that contest it. Sooner or later, they'll try to wipe out the fire elves too.</text:p>
      <text:p text:style-name="P2"/>
      <text:p text:style-name="P2">Tehara: Let them try!</text:p>
      <text:p text:style-name="P2"/>
      <text:p text:style-name="P2">Usain: They will, and you can stop them by saving Miranus. So who is more important: your father or your people?</text:p>
      <text:p text:style-name="P2"/>
      <text:p text:style-name="P2">Tehara:...</text:p>
      <text:p text:style-name="P2"/>
      <text:p text:style-name="P2">Imhotep: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dishonor of impure blood has been cleansed. </text:p>
      <text:p text:style-name="P2"/>
      <text:p text:style-name="P2">Tehara: Fire elves are half Dahn, half elf. To the proper Dahn of Al-Ilbis, elves are worse than hounds. No fire elf, even as a half breed, will ever walk the Continent again. Not even our children, or our children's children will be acceptable. That's why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me. He told me not to reject one for the other. My mom wanted me to be Dahn, she drilled me in the culture every day. In spite of her blood, she was more Dahn than most real Dahn I've ever met and she pushed me to be the same. But dad, he liked me for me. He told me that elf ears were pretty, and asked that I keep them. </text:p>
      <text:p text:style-name="P2"/>
      <text:p text:style-name="P2">Usain: Hari...</text:p>
      <text:p text:style-name="P2"/>
      <text:p text:style-name="P2"><text:soft-page-break/>Tehara: I like my dad. I don't like half of my own people, but I love him. Call it selfish if you have to, but if it comes down to I choose who I love over any duty to others.</text:p>
      <text:p text:style-name="P2"/>
      <text:p text:style-name="P2">Usain: I think I understand that. Thanks, Hari.</text:p>
      <text:p text:style-name="P2"/>
      <text:p text:style-name="P2">//enter Vadim</text:p>
      <text:p text:style-name="P2"/>
      <text:p text:style-name="P3">******************************************************</text:p>
      <text:p text:style-name="P3">Case 2.2 – First Path</text:p>
      <text:p text:style-name="P3">Dis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might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I'm not following.</text:p>
      <text:p text:style-name="P2"/>
      <text:p text:style-name="P2">Usain: Okay, you don't like the emir, Miranus, right?</text:p>
      <text:p text:style-name="P2"/>
      <text:p text:style-name="P2">Tehara: Of course not. He's a weaselly Wessan who talks better than he fights. Sure he's rich and rules over a few towns, but he's a gross person. I feel like I need a bath after being in the same room as him.</text:p>
      <text:p text:style-name="P2"/>
      <text:p text:style-name="P2">Usain: But he is financing us.</text:p>
      <text:p text:style-name="P2"/>
      <text:p text:style-name="P2">Tehara: So what?</text:p>
      <text:p text:style-name="P2"/>
      <text:p text:style-name="P2">Imhotep: We can't fight Rae without his money or his troops, and we can't convince the rest <text:soft-page-break/>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something you value? You sound like Usain.</text:p>
      <text:p text:style-name="P2"/>
      <text:p text:style-name="P2">Tehara: Well thank the Sun that he keeps better company than you!</text:p>
      <text:p text:style-name="P2"/>
      <text:p text:style-name="P2">Imhotep: What is your problem with me, Tehara? Ever since day one you've been nothing but a thorn in my side! Every time we speak there is always some new insult, some new way to put me down like you are so much better than me.</text:p>
      <text:p text:style-name="P2"/>
      <text:p text:style-name="P2">Usain: ...guys...</text:p>
      <text:p text:style-name="P2"/>
      <text:p text:style-name="P2"><text:soft-page-break/>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 Dahn outcasts. You revere some place you've never been, full of a people that hate you for existing! It's bad enough the exile their own people for having relations with anyone who isn't Dahn, but they way that they view you elves? Your lower than dogs to them, yet fire elves lap up what little attention they get like broken hounds!</text:p>
      <text:p text:style-name="P2"/>
      <text:p text:style-name="P2">Tehara: You step too far Wessan!</text:p>
      <text:p text:style-name="P2"/>
      <text:p text:style-name="P2">Imhotep: What is it you Dahnic half-bloods and exiles? What is so attractive about a desert continent, a hate spewing people and a culture that glorifies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 unless...it's Dahn.</text:p>
      <text:p text:style-name="P2"/>
      <text:p text:style-name="P2">Imhotep: That's not fair!</text:p>
      <text:p text:style-name="P2"/>
      <text:p text:style-name="P2">Usain: Isn't it? This whole time you've been complaining about how the desert people are too cold, how we don't think life is sacred enough, how you bleeding Wessan are so much better! Did you forget that I'm Dahn? That Toma is majority Dahn? That we are going to fight a war with the Dahn? For someone who constantly talks up the value of virtue you hold precious little of it yourself.</text:p>
      <text:p text:style-name="P2"/>
      <text:p text:style-name="P2">Imhotep: You're right. I do hold little regard for the Dahn and criticize them too harshly...especially in front of you two. I'm sorry, please forgive me and my big mouth.</text:p>
      <text:p text:style-name="P2"/>
      <text:p text:style-name="P2">Usain: All is forgiven, friend. I spoke too harshly there too.</text:p>
      <text:p text:style-name="P2"/>
      <text:p text:style-name="P2"><text:soft-page-break/>Tehara: ...</text:p>
      <text:p text:style-name="P2"/>
      <text:p text:style-name="P2">Imhotep: Tehara, I'm very sorry insulting your people. I'm willing to pay blood price for it if you insist upon it.</text:p>
      <text:p text:style-name="P2"/>
      <text:p text:style-name="P2">Tehara: ...oh, don't go cutting yourself. You probably don't even know the right words for the ritual. And I would have to bandage you up afterwards anyways.</text:p>
      <text:p text:style-name="P2"/>
      <text:p text:style-name="P2">Imhotep: To be fair, you probably know how to do that better than I do anyways, ha ha...</text:p>
      <text:p text:style-name="P2"/>
      <text:p text:style-name="P2">Tehara: Yeah, I probably do. Ha ha ha...</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5"/>
      <text:p text:style-name="P5">Usain: We um...</text:p>
      <text:p text:style-name="P5"/>
      <text:p text:style-name="P5">Imhotep: Aarit gave Usain a riddle and we are trying to figure it out. </text:p>
      <text:p text:style-name="P5"/>
      <text:p text:style-name="P5">Vadim: That is all, Usain?</text:p>
      <text:p text:style-name="P5"/>
      <text:p text:style-name="P5">Usain: Yeah, that's it.</text:p>
      <text:p text:style-name="P5"/>
      <text:p text:style-name="P5">Vadim: I believe there is something else here, but if you do not wish to speak, I will not press. What is riddle?</text:p>
      <text:p text:style-name="P5"/>
      <text:p text:style-name="P5">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5"/>
      <text:p text:style-name="P5">Vadim: Usian, this is not riddle.</text:p>
      <text:p text:style-name="P5"/>
      <text:p text:style-name="P5">Usain: Not you too.</text:p>
      <text:p text:style-name="P5"/>
      <text:p text:style-name="P5">Vadim: This is morality puzzle. </text:p>
      <text:p text:style-name="P5"/>
      <text:p text:style-name="P5">Usain: A what?</text:p>
      <text:p text:style-name="P5"/>
      <text:p text:style-name="P5">Vadim: Morality puzzle. It is something made for you to think about what is right or wrong. There is no answer.</text:p>
      <text:p text:style-name="P5"/>
      <text:p text:style-name="P5"><text:soft-page-break/>Tehara: WHAT!?</text:p>
      <text:p text:style-name="P5"/>
      <text:p text:style-name="P5">Imhotep: Really?</text:p>
      <text:p text:style-name="P5"/>
      <text:p text:style-name="P5">Vadim: Yes, scholars make puzzles like this to teach students about thinking. I never liked them, but others find them useful.</text:p>
      <text:p text:style-name="P5"/>
      <text:p text:style-name="P5">Usain: What's wrong with them?</text:p>
      <text:p text:style-name="P5"/>
      <text:p text:style-name="P5">Vadim: What people say is not always what they do. I could say I send bandits to the farm to spare village, but when I am in real situation, I freeze and cannot make decision. You understand, yes?</text:p>
      <text:p text:style-name="P5"/>
      <text:p text:style-name="P5">Usain: Yeah, I guess that's a drawback. You never really know what you will do until you are faced with it.</text:p>
      <text:p text:style-name="P5"/>
      <text:p text:style-name="P5">Vadim: Exactly.</text:p>
      <text:p text:style-name="P5"/>
      <text:p text:style-name="P5">Tehara: Great, so then we've been arguing over nothing this whole time.</text:p>
      <text:p text:style-name="P5"/>
      <text:p text:style-name="P5">Imhotep: The esoteric knowledge isn't nothing.</text:p>
      <text:p text:style-name="P5"/>
      <text:p text:style-name="P5">Tehara: Eso-what?</text:p>
      <text:p text:style-name="P5"/>
      <text:p text:style-name="P5">Imhotep: The esoteric. It's knowledge known by a few. Maybe it's not universally applicable, but if we don't think about it, how can we prepare for it?</text:p>
      <text:p text:style-name="P5"/>
      <text:p text:style-name="P5">Vadim This is true also. My advice is do not get hung up with it. </text:p>
      <text:p text:style-name="P5"/>
      <text:p text:style-name="P5">Tehara: I still feel cheated.</text:p>
      <text:p text:style-name="P5"/>
      <text:p text:style-name="P5">Usain: Vadim, what would you do?</text:p>
      <text:p text:style-name="P5"/>
      <text:p text:style-name="P5">Vadim: I think context is important to situation. Who is in town? Who is at farm? What is my mission?</text:p>
      <text:p text:style-name="P5"/>
      <text:p text:style-name="P5">Usain: Mission?</text:p>
      <text:p text:style-name="P5"/>
      <text:p text:style-name="P5">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5"/>
      <text:p text:style-name="P5">Tehara: Hmm, makes sense.</text:p>
      <text:p text:style-name="P5"/>
      <text:p text:style-name="P5">Imhotep: No, no, no!</text:p>
      <text:p text:style-name="P5"/>
      <text:p text:style-name="P2"><text:soft-page-break/><text:span text:style-name="T3">Usain: But what if there is no mission? What if you were just traveling between jobs and got </text:span><text:span text:style-name="T3">attacked?</text:span></text:p>
      <text:p text:style-name="P5"/>
      <text:p text:style-name="P5">Vadim: Then I send bandits to farm. It is simple. Without mission, only reason to send bandits to town is cruelty. I am not cruel, so I do not send them there. Not without mission.</text:p>
      <text:p text:style-name="P5"/>
      <text:p text:style-name="P5">Imhotep: Well, I agreed with the first half of that.</text:p>
      <text:p text:style-name="P5"/>
      <text:p text:style-name="P5">Vadim: You do not think a mission is important?</text:p>
      <text:p text:style-name="P5"/>
      <text:p text:style-name="P5">Imhotep: I think your duty to the people and the preservation of life comes before any task you have been given. The gods may have abandoned us, but the spirits can still guide men and they are a part of all life. So men, the Yehnni, have a duty to protect that which is living.</text:p>
      <text:p text:style-name="P5"/>
      <text:p text:style-name="P5">Vadim: Ah, this is Wessan religion?</text:p>
      <text:p text:style-name="P5"/>
      <text:p text:style-name="P5">Imhotep: Yes, we believe life is sacred and needs to be preserved. Proper elves believe much the same as the Wessan, which is why we get along for the most part. No offense Tehara.</text:p>
      <text:p text:style-name="P5"/>
      <text:p text:style-name="P5">Tehara: Fine by me. I don't want to be grouped in with those wusses.</text:p>
      <text:p text:style-name="P5"/>
      <text:p text:style-name="P5">Usain: So according to you Vadim, the best thing to do in the situation is whatever serves you best?</text:p>
      <text:p text:style-name="P5"/>
      <text:p text:style-name="P5">Vadim: No, it is whatever serves my mission best. It may hurt me or someone else, but if mission is accomplished, then all is good.</text:p>
      <text:p text:style-name="P5"/>
      <text:p text:style-name="P5">Usain: Even if someone else's life hangs in the balance?</text:p>
      <text:p text:style-name="P5"/>
      <text:p text:style-name="P5">Vadim: Again, I am mercenary. That is usually case.</text:p>
      <text:p text:style-name="P5"/>
      <text:p text:style-name="P5">Usain: What if someone you loved was at the farm and someone you needed but hated was at in the town? What would you do then?</text:p>
      <text:p text:style-name="P5"/>
      <text:p text:style-name="P5">Vadim: Like if cousin Basil was at farm and Marinus was at town?</text:p>
      <text:p text:style-name="P5"/>
      <text:p text:style-name="P5">Tehara: Heh, you hate him too?</text:p>
      <text:p text:style-name="P5"/>
      <text:p text:style-name="P5">Vadim: He is weasel with no honor. I cannot like man that I cannot trust.</text:p>
      <text:p text:style-name="P5"/>
      <text:p text:style-name="P5">Usain: So the mission is to protect Marinus, but Basil is at the farm. What do you do?</text:p>
      <text:p text:style-name="P5"/>
      <text:p text:style-name="P5">Vadim: Sorry cousin Basil, mission must come first. I send bandits to farm.</text:p>
      <text:p text:style-name="P5"/>
      <text:p text:style-name="P5">Tehara: But he's your family.</text:p>
      <text:p text:style-name="P5"/>
      <text:p text:style-name="P5"><text:soft-page-break/>Vadim: Yes, and I would grieve greatly for him. But I have mission to protect Marinus. Basil cannot get in way.</text:p>
      <text:p text:style-name="P5"/>
      <text:p text:style-name="P3">******************************************************</text:p>
      <text:p text:style-name="P3">Case 3.1 – Third Path</text:p>
      <text:p text:style-name="P3">Disagree with Imhotep</text:p>
      <text:p text:style-name="P3">Disagree with Tehara</text:p>
      <text:p text:style-name="P6">Agree with Vadim</text:p>
      <text:p text:style-name="P6"/>
      <text:p text:style-name="P5">Imhotep: that's wrong!</text:p>
      <text:p text:style-name="P5"/>
      <text:p text:style-name="P5">Tehara: That's kinslaying!</text:p>
      <text:p text:style-name="P5"/>
      <text:p text:style-name="P5">Usain: Yeah, but it makes a cut throat kind of sense.</text:p>
      <text:p text:style-name="P5"/>
      <text:p text:style-name="P5">Imhotep: Usain!</text:p>
      <text:p text:style-name="P5"/>
      <text:p text:style-name="P5">Vadim: Do what must be done. It is not always pretty, but it is always necessary.</text:p>
      <text:p text:style-name="P5"/>
      <text:p text:style-name="P5">Tehara: Tell that to Basil.</text:p>
      <text:p text:style-name="P5"/>
      <text:p text:style-name="P5">Vadim: I have. I also tell him to do same.</text:p>
      <text:p text:style-name="P5"/>
      <text:p text:style-name="P5">Usain: We're soldiers of fortune. The job must be complete.</text:p>
      <text:p text:style-name="P5"/>
      <text:p text:style-name="P5">Imhotep: I have a huge problem with this.</text:p>
      <text:p text:style-name="P5"/>
      <text:p text:style-name="P5">Tehara: Besides the kinslaying?</text:p>
      <text:p text:style-name="P5"/>
      <text:p text:style-name="P5">Imhotep: I don't like the thought of that, but I can concede it may be necessary to protect the interests of the greater good. However, what if your mission is not in that interest? What if you are hired to do harm?</text:p>
      <text:p text:style-name="P5"/>
      <text:p text:style-name="P5">Vadim: Explain please.</text:p>
      <text:p text:style-name="P5"/>
      <text:p text:style-name="P5">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5"/>
      <text:p text:style-name="P5">Vadim: Yes, I would. </text:p>
      <text:p text:style-name="P5"/>
      <text:p text:style-name="P5">Imhotep: So you don't care who gets hurt?</text:p>
      <text:p text:style-name="P5"/>
      <text:p text:style-name="P5">Vadim: I have fought in two wars already, Imhotep. This life you wish to preserve and misery you want to prevent, it will happen no matter who wins. Tell me, what happens to Rae if you win?</text:p>
      <text:p text:style-name="P5"><text:soft-page-break/></text:p>
      <text:p text:style-name="P5">Imhotep: Well we... we will treat them fairly but sternly. We will limit their army size, levy some war indemnities, perhaps occupy the Rae itself for a time to ensure demands are met. All the while we will act with honor and discipline.</text:p>
      <text:p text:style-name="P5"/>
      <text:p text:style-name="P5">Usain: That's assuming we can pressure the shah to side with us in the first place. No shah, no Toma, and the elves stand alone.</text:p>
      <text:p text:style-name="P5"/>
      <text:p text:style-name="P5">Imhotep: I have faith he will.</text:p>
      <text:p text:style-name="P5"/>
      <text:p text:style-name="P5">Vadim: Imhotep, until you experience war there is little I can say to sway you in this opinion. All I will say is war spreads misery. If you try to stop tears from falling, you will only drown yourself.</text:p>
      <text:p text:style-name="P5"/>
      <text:p text:style-name="P5">Imhotep: That's an excuse.</text:p>
      <text:p text:style-name="P5"/>
      <text:p text:style-name="P5">Vadim: That is reality.</text:p>
      <text:p text:style-name="P5"/>
      <text:p text:style-name="P5">Usain: No, we talked about earlier, remember? It's a bad choice either way, but the choice has to be made. This might be the answer, to follow your duty, even if it feels wrong.</text:p>
      <text:p text:style-name="P5"/>
      <text:p text:style-name="P5">Imhotep: But there has to be a line, some point you just don't cross.</text:p>
      <text:p text:style-name="P5"/>
      <text:p text:style-name="P5">Tehara: How's about kinslaying? That's a pretty big line, ain't it?</text:p>
      <text:p text:style-name="P5"/>
      <text:p text:style-name="P5">Vadim: What is more important than duty?</text:p>
      <text:p text:style-name="P5"/>
      <text:p text:style-name="P5">Imhotep: Life, Vadim. Life!</text:p>
      <text:p text:style-name="P5"/>
      <text:p text:style-name="P5">Vadim: Sorry my friend, but on this we must disagree. I will do what is best to complete mission, and if there is no mission, I do what is best for me.</text:p>
      <text:p text:style-name="P5"/>
      <text:p text:style-name="P5">Tehara: What if what is best for you is bad for your duty? Like, you complete the mission, that's great, but now everyone thinks you are a horrible person?</text:p>
      <text:p text:style-name="P5"/>
      <text:p text:style-name="P5">Vadim: Haha, so they find out about kinslaying Basil?</text:p>
      <text:p text:style-name="P5"/>
      <text:p text:style-name="P5">Tehara: See, this guy gets me. Take note Imhotep.</text:p>
      <text:p text:style-name="P5"/>
      <text:p text:style-name="P5">Usain: It wouldn't change anything, would it?</text:p>
      <text:p text:style-name="P5"/>
      <text:p text:style-name="P5">Vadim: No my friends, it would not.</text:p>
      <text:p text:style-name="P5"/>
      <text:p text:style-name="P5">Usain: Yeah, this I can get behind. Every action I take will have consequences and I can't worry about them all. Do what I have to, and keep moving forward.</text:p>
      <text:p text:style-name="P5"/>
      <text:p text:style-name="P5">Vadim: This is the way.</text:p>
      <text:p text:style-name="P5"><text:soft-page-break/></text:p>
      <text:p text:style-name="P5">Imhotep: Ramifications be damned. You three are hopeless.</text:p>
      <text:p text:style-name="P5"/>
      <text:p text:style-name="P5">Tehara: Maybe, but I get to have my family with me in the end.</text:p>
      <text:p text:style-name="P5"/>
      <text:p text:style-name="P5">Vadim: And I will get many more contracts.</text:p>
      <text:p text:style-name="P5"/>
      <text:p text:style-name="P5">Imhotep: Usain, will you really bring this to Aarit and tell him it doesn't matter where you send them so long as it follows orders?</text:p>
      <text:p text:style-name="P5"/>
      <text:p text:style-name="P5">Usain: No, I'll tell him that my loyalty to my employer comes first, and that I will hold fast to my word, my honor, and my duty, even if it hurts me.</text:p>
      <text:p text:style-name="P5"/>
      <text:p text:style-name="P5">Vadim: My friend! Very well said!</text:p>
      <text:p text:style-name="P5"/>
      <text:p text:style-name="P5">Imhotep: My friend! That reeks worse than death!</text:p>
      <text:p text:style-name="P5"/>
      <text:p text:style-name="P5">Tehara: My friends! Can we drop this now?</text:p>
      <text:p text:style-name="P5"/>
      <text:p text:style-name="P5">Imhotep: Yes, please let us.</text:p>
      <text:p text:style-name="P5"/>
      <text:p text:style-name="P5">Usain: Alright, alright. It's almost dinner time anyways. Shall we go to the Tower?</text:p>
      <text:p text:style-name="P5"/>
      <text:p text:style-name="P5">Vadim: Tower?</text:p>
      <text:p text:style-name="P5"/>
      <text:p text:style-name="P5">Usain: It's that's big tree about a mile or two west of here.</text:p>
      <text:p text:style-name="P5"/>
      <text:p text:style-name="P5">Vadim: That sounds a bit for evening meal.</text:p>
      <text:p text:style-name="P5"/>
      <text:p text:style-name="P5">Tehara: Well, the housekeepers chased us off the stairs yesterday, and cooks banned us from the kitchens, so somewhere outside does sound nice.</text:p>
      <text:p text:style-name="P5"/>
      <text:p text:style-name="P5">Imhotep: A nice fire, good food and better company! Let's put this episode behind us and have some fun this evening!</text:p>
      <text:p text:style-name="P5"/>
      <text:p text:style-name="P5">Usain: Vadim, you want to join us?</text:p>
      <text:p text:style-name="P5"/>
      <text:p text:style-name="P5">Vadim: Thank you, but no. I have lessons to teach Basil tonight and early morning tomorrow. But please, have enjoy yourselves.</text:p>
      <text:p text:style-name="P5"/>
      <text:p text:style-name="P5">Tehara: Suit yourself. To the mess! Last one there has to distract the cooks while we pilfer the pantry!</text:p>
      <text:p text:style-name="P5"/>
      <text:p text:style-name="P5">Usain: You're on!</text:p>
      <text:p text:style-name="P5"/>
      <text:p text:style-name="P5">Imhotep: Come now can we have a little decorum. Hey! Wait for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09-28T17:01:13.62</dc:date>
    <meta:editing-cycles>10</meta:editing-cycles>
    <meta:editing-duration>P13DT13H25M37S</meta:editing-duration>
    <meta:generator>OpenOffice/4.1.7$Win32 OpenOffice.org_project/417m1$Build-9800</meta:generator>
    <meta:document-statistic meta:table-count="0" meta:image-count="0" meta:object-count="0" meta:page-count="22" meta:paragraph-count="435" meta:word-count="6327" meta:character-count="34203"/>
  </office:meta>
</office:document-meta>
</file>